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 fo:font-weight="bold" officeooo:rsid="000c4f67" officeooo:paragraph-rsid="000c4f67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" fo:font-weight="bold" officeooo:rsid="000e2a89" officeooo:paragraph-rsid="000e2a89" style:font-weight-asian="bold" style:font-weight-complex="bold"/>
    </style:style>
    <style:style style:name="P3" style:family="paragraph" style:parent-style-name="Standard">
      <style:paragraph-properties fo:line-height="115%"/>
      <style:text-properties style:font-name="Arial" fo:font-weight="bold" officeooo:rsid="0013fa30" officeooo:paragraph-rsid="0013fa30" style:font-weight-asian="bold" style:font-weight-complex="bold"/>
    </style:style>
    <style:style style:name="P4" style:family="paragraph" style:parent-style-name="Standard">
      <style:paragraph-properties fo:line-height="115%"/>
      <style:text-properties style:font-name="Arial" fo:font-weight="bold" officeooo:rsid="0016fba9" officeooo:paragraph-rsid="0016fba9" style:font-weight-asian="bold" style:font-weight-complex="bold"/>
    </style:style>
    <style:style style:name="P5" style:family="paragraph" style:parent-style-name="Standard">
      <style:paragraph-properties fo:line-height="115%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line-height="115%"/>
      <style:text-properties style:font-name="Arial" fo:font-weight="bold" officeooo:paragraph-rsid="0019b7ab" style:font-weight-asian="bold" style:font-weight-complex="bold"/>
    </style:style>
    <style:style style:name="P7" style:family="paragraph" style:parent-style-name="Standard">
      <style:paragraph-properties fo:line-height="115%"/>
      <style:text-properties style:font-name="Arial"/>
    </style:style>
    <style:style style:name="P8" style:family="paragraph" style:parent-style-name="Standard">
      <style:paragraph-properties fo:line-height="115%"/>
      <style:text-properties style:font-name="Arial" officeooo:paragraph-rsid="000fc7db"/>
    </style:style>
    <style:style style:name="P9" style:family="paragraph" style:parent-style-name="Text_20_body">
      <style:text-properties style:font-name="Arial" fo:font-weight="bold" officeooo:rsid="00d76994" officeooo:paragraph-rsid="00d76994" style:font-weight-asian="bold" style:font-weight-complex="bold"/>
    </style:style>
    <style:style style:name="P10" style:family="paragraph" style:parent-style-name="Text_20_body">
      <style:text-properties style:font-name="Arial" fo:font-weight="bold" officeooo:rsid="00d76994" officeooo:paragraph-rsid="00d85375" style:font-weight-asian="bold" style:font-weight-complex="bold"/>
    </style:style>
    <style:style style:name="P11" style:family="paragraph" style:parent-style-name="Text_20_body">
      <style:text-properties style:font-name="Arial" officeooo:rsid="00d76994" officeooo:paragraph-rsid="00d85375"/>
    </style:style>
    <style:style style:name="P12" style:family="paragraph" style:parent-style-name="Text_20_body">
      <style:text-properties style:font-name="Arial" officeooo:rsid="00d79394" officeooo:paragraph-rsid="00d85375"/>
    </style:style>
    <style:style style:name="P13" style:family="paragraph" style:parent-style-name="Text_20_body">
      <style:text-properties style:font-name="Arial" officeooo:rsid="00d85375" officeooo:paragraph-rsid="00d85375"/>
    </style:style>
    <style:style style:name="P14" style:family="paragraph" style:parent-style-name="Text_20_body">
      <style:text-properties style:font-name="Arial" officeooo:rsid="00dd0f73" officeooo:paragraph-rsid="00dd0f73"/>
    </style:style>
    <style:style style:name="P15" style:family="paragraph" style:parent-style-name="Text_20_body">
      <style:text-properties style:font-name="Arial" officeooo:rsid="00e1cf03" officeooo:paragraph-rsid="00e1cf03"/>
    </style:style>
    <style:style style:name="P16" style:family="paragraph" style:parent-style-name="Text_20_body">
      <style:text-properties officeooo:paragraph-rsid="00e36a9a"/>
    </style:style>
    <style:style style:name="P17" style:family="paragraph" style:parent-style-name="Text_20_body">
      <style:text-properties officeooo:rsid="00f093d2" officeooo:paragraph-rsid="00f093d2"/>
    </style:style>
    <style:style style:name="P18" style:family="paragraph" style:parent-style-name="Text_20_body">
      <style:paragraph-properties fo:margin-top="0cm" fo:margin-bottom="0cm" style:contextual-spacing="false" fo:line-height="115%"/>
      <style:text-properties style:font-name="Arial" fo:font-weight="normal" officeooo:rsid="0021d009" officeooo:paragraph-rsid="0021d009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15%"/>
      <style:text-properties style:font-name="Arial" fo:font-weight="bold" officeooo:rsid="00220ec3" officeooo:paragraph-rsid="00220ec3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15%"/>
      <style:text-properties style:font-name="Arial" fo:font-weight="bold" officeooo:rsid="001c4879" officeooo:paragraph-rsid="001c4879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style:font-name="Arial" fo:font-weight="bold" officeooo:rsid="0021d009" officeooo:paragraph-rsid="0021d009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style:font-name="Arial" fo:font-weight="bold" officeooo:rsid="00502047" officeooo:paragraph-rsid="00502047" style:font-weight-asian="bold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style:font-name="Arial" officeooo:paragraph-rsid="003c1fd7"/>
    </style:style>
    <style:style style:name="P24" style:family="paragraph" style:parent-style-name="Text_20_body">
      <style:paragraph-properties fo:margin-top="0cm" fo:margin-bottom="0cm" style:contextual-spacing="false" fo:line-height="115%"/>
      <style:text-properties style:font-name="Arial" officeooo:rsid="00581789" officeooo:paragraph-rsid="00d33ac3"/>
    </style:style>
    <style:style style:name="P25" style:family="paragraph" style:parent-style-name="Standard">
      <style:paragraph-properties fo:line-height="115%"/>
      <style:text-properties style:font-name="Arial"/>
    </style:style>
    <style:style style:name="P26" style:family="paragraph" style:parent-style-name="Standard">
      <style:paragraph-properties fo:line-height="115%" fo:break-before="page"/>
      <style:text-properties style:font-name="Arial"/>
    </style:style>
    <style:style style:name="P27" style:family="paragraph" style:parent-style-name="Text_20_body">
      <style:paragraph-properties fo:margin-top="0cm" fo:margin-bottom="0cm" style:contextual-spacing="false" fo:line-height="115%"/>
      <style:text-properties style:font-name="Arial" fo:font-weight="normal" officeooo:rsid="00350585" officeooo:paragraph-rsid="003c1fd7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style:font-name="Arial" fo:font-weight="normal" officeooo:rsid="00452689" officeooo:paragraph-rsid="003c1fd7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15%"/>
      <style:text-properties style:font-name="Arial" fo:font-weight="normal" officeooo:rsid="0067394b" officeooo:paragraph-rsid="00d33ac3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style:font-name="Arial" fo:font-weight="normal" officeooo:rsid="00d3262e" officeooo:paragraph-rsid="00d33ac3" style:font-weight-asian="normal" style:font-weight-complex="normal"/>
    </style:style>
    <style:style style:name="P31" style:family="paragraph" style:parent-style-name="Text_20_body">
      <style:text-properties style:font-name="Arial" officeooo:rsid="00d76994" officeooo:paragraph-rsid="00d76994"/>
    </style:style>
    <style:style style:name="P32" style:family="paragraph" style:parent-style-name="Text_20_body">
      <style:text-properties style:font-name="Arial" officeooo:rsid="00d76994" officeooo:paragraph-rsid="00d85375"/>
    </style:style>
    <style:style style:name="P33" style:family="paragraph" style:parent-style-name="Text_20_body">
      <style:paragraph-properties fo:break-before="page"/>
      <style:text-properties style:font-name="Arial" officeooo:rsid="00d76994" officeooo:paragraph-rsid="00d76994"/>
    </style:style>
    <style:style style:name="P34" style:family="paragraph" style:parent-style-name="Text_20_body">
      <style:paragraph-properties fo:break-before="page"/>
      <style:text-properties style:font-name="Arial" officeooo:rsid="00d76994" officeooo:paragraph-rsid="00d85375"/>
    </style:style>
    <style:style style:name="T1" style:family="text">
      <style:text-properties style:font-name="Arial"/>
    </style:style>
    <style:style style:name="T2" style:family="text">
      <style:text-properties style:font-name="Arial" officeooo:rsid="00e36a9a"/>
    </style:style>
    <style:style style:name="T3" style:family="text">
      <style:text-properties style:font-name="Arial" officeooo:rsid="00e56685"/>
    </style:style>
    <style:style style:name="T4" style:family="text">
      <style:text-properties style:font-name="Arial" officeooo:rsid="00e6f11d"/>
    </style:style>
    <style:style style:name="T5" style:family="text">
      <style:text-properties style:font-name="Arial" officeooo:rsid="00e5e726"/>
    </style:style>
    <style:style style:name="T6" style:family="text">
      <style:text-properties style:font-name="Arial" officeooo:rsid="00ea78f7"/>
    </style:style>
    <style:style style:name="T7" style:family="text">
      <style:text-properties style:font-name="Arial" officeooo:rsid="00f1866a"/>
    </style:style>
    <style:style style:name="T8" style:family="text">
      <style:text-properties style:font-name="Arial" officeooo:rsid="00facea3"/>
    </style:style>
    <style:style style:name="T9" style:family="text">
      <style:text-properties officeooo:rsid="000fc007"/>
    </style:style>
    <style:style style:name="T10" style:family="text">
      <style:text-properties officeooo:rsid="0018d97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3512b" style:font-weight-asian="normal" style:font-weight-complex="normal"/>
    </style:style>
    <style:style style:name="T13" style:family="text">
      <style:text-properties fo:font-weight="normal" officeooo:rsid="0024e1a2" style:font-weight-asian="normal" style:font-weight-complex="normal"/>
    </style:style>
    <style:style style:name="T14" style:family="text">
      <style:text-properties fo:font-weight="normal" officeooo:rsid="002a9804" style:font-weight-asian="normal" style:font-weight-complex="normal"/>
    </style:style>
    <style:style style:name="T15" style:family="text">
      <style:text-properties fo:font-weight="normal" officeooo:rsid="002ce10e" style:font-weight-asian="normal" style:font-weight-complex="normal"/>
    </style:style>
    <style:style style:name="T16" style:family="text">
      <style:text-properties fo:font-weight="normal" officeooo:rsid="002d8ffc" style:font-weight-asian="normal" style:font-weight-complex="normal"/>
    </style:style>
    <style:style style:name="T17" style:family="text">
      <style:text-properties fo:font-weight="normal" officeooo:rsid="00350585" style:font-weight-asian="normal" style:font-weight-complex="normal"/>
    </style:style>
    <style:style style:name="T18" style:family="text">
      <style:text-properties fo:font-weight="normal" officeooo:rsid="004c49da" style:font-weight-asian="normal" style:font-weight-complex="normal"/>
    </style:style>
    <style:style style:name="T19" style:family="text">
      <style:text-properties fo:font-weight="normal" officeooo:rsid="003583a1" style:font-weight-asian="normal" style:font-weight-complex="normal"/>
    </style:style>
    <style:style style:name="T20" style:family="text">
      <style:text-properties fo:font-weight="normal" officeooo:rsid="0037c400" style:font-weight-asian="normal" style:font-weight-complex="normal"/>
    </style:style>
    <style:style style:name="T21" style:family="text">
      <style:text-properties fo:font-weight="normal" officeooo:rsid="004197ed" style:font-weight-asian="normal" style:font-weight-complex="normal"/>
    </style:style>
    <style:style style:name="T22" style:family="text">
      <style:text-properties fo:font-weight="normal" officeooo:rsid="00452689" style:font-weight-asian="normal" style:font-weight-complex="normal"/>
    </style:style>
    <style:style style:name="T23" style:family="text">
      <style:text-properties fo:font-weight="normal" officeooo:rsid="00594bd8" style:font-weight-asian="normal" style:font-weight-complex="normal"/>
    </style:style>
    <style:style style:name="T24" style:family="text">
      <style:text-properties fo:font-weight="normal" officeooo:rsid="005ad7aa" style:font-weight-asian="normal" style:font-weight-complex="normal"/>
    </style:style>
    <style:style style:name="T25" style:family="text">
      <style:text-properties fo:font-weight="normal" officeooo:rsid="005c5edc" style:font-weight-asian="normal" style:font-weight-complex="normal"/>
    </style:style>
    <style:style style:name="T26" style:family="text">
      <style:text-properties fo:font-weight="normal" officeooo:rsid="005e1bfa" style:font-weight-asian="normal" style:font-weight-complex="normal"/>
    </style:style>
    <style:style style:name="T27" style:family="text">
      <style:text-properties fo:font-weight="normal" officeooo:rsid="0061e164" style:font-weight-asian="normal" style:font-weight-complex="normal"/>
    </style:style>
    <style:style style:name="T28" style:family="text">
      <style:text-properties fo:font-weight="normal" officeooo:rsid="0067394b" style:font-weight-asian="normal" style:font-weight-complex="normal"/>
    </style:style>
    <style:style style:name="T29" style:family="text">
      <style:text-properties fo:font-weight="normal" officeooo:rsid="00ce7a9c" style:font-weight-asian="normal" style:font-weight-complex="normal"/>
    </style:style>
    <style:style style:name="T30" style:family="text">
      <style:text-properties fo:font-weight="normal" officeooo:rsid="00cf5014" style:font-weight-asian="normal" style:font-weight-complex="normal"/>
    </style:style>
    <style:style style:name="T31" style:family="text">
      <style:text-properties fo:font-weight="normal" officeooo:rsid="006c0001" style:font-weight-asian="normal" style:font-weight-complex="normal"/>
    </style:style>
    <style:style style:name="T32" style:family="text">
      <style:text-properties fo:font-weight="normal" officeooo:rsid="008ed853" style:font-weight-asian="normal" style:font-weight-complex="normal"/>
    </style:style>
    <style:style style:name="T33" style:family="text">
      <style:text-properties fo:font-weight="normal" officeooo:rsid="009d290e" style:font-weight-asian="normal" style:font-weight-complex="normal"/>
    </style:style>
    <style:style style:name="T34" style:family="text">
      <style:text-properties fo:font-weight="normal" officeooo:rsid="00cf6554" style:font-weight-asian="normal" style:font-weight-complex="normal"/>
    </style:style>
    <style:style style:name="T35" style:family="text">
      <style:text-properties fo:font-weight="normal" officeooo:rsid="00d3262e" style:font-weight-asian="normal" style:font-weight-complex="normal"/>
    </style:style>
    <style:style style:name="T36" style:family="text">
      <style:text-properties officeooo:rsid="00452689"/>
    </style:style>
    <style:style style:name="T3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</text:p>
      <text:p text:style-name="P7">Vitrification Plant</text:p>
      <text:p text:style-name="P7"/>
      <text:p text:style-name="P1">Client</text:p>
      <text:p text:style-name="P7">Veolia</text:p>
      <text:p text:style-name="P7"/>
      <text:p text:style-name="P2">Description / Delivery</text:p>
      <text:p text:style-name="P7">The plant was half built at the start of the project and the goal was to create a fully <text:span text:style-name="T9">interactive</text:span> version of the plant for the project manager to walk around.</text:p>
      <text:p text:style-name="P7"/>
      <text:p text:style-name="P8">The project was both a visualisation and a VR playground including <text:span text:style-name="T9">interactive</text:span> control panels and switches to control the facility's virtual doors and cranes.</text:p>
      <text:p text:style-name="P7"/>
      <text:p text:style-name="P3">Role / Contribution</text:p>
      <text:p text:style-name="P7">Sole developer on the project so I was responsible for texturing the model using PBR materials and then animating and hooking it the various integrable objects in the scene to VRTK input system.</text:p>
      <text:p text:style-name="P7"/>
      <text:p text:style-name="P26"><text:span text:style-name="T37">Name</text:span></text:p>
      <text:p text:style-name="P7">Project A19/A1</text:p>
      <text:p text:style-name="P7"/>
      <text:p text:style-name="P4">Client</text:p>
      <text:p text:style-name="P7">Highways England</text:p>
      <text:p text:style-name="P7"/>
      <text:p text:style-name="P4">Description / Delivery</text:p>
      <text:p text:style-name="P7">The deliverable of the project was/is to produce a fully immersive driving simulator to test the effects of traffic management plans and trial them in members of the public.</text:p>
      <text:p text:style-name="P7"/>
      <text:p text:style-name="P7">The project would contains the road scheme at different stages of TM layouts that could then be driven into order to get a real world perspective on how they effect driver behaviour.</text:p>
      <text:p text:style-name="P7"/>
      <text:p text:style-name="P7">In addition to this the project was also used as a test bed for hazard perception spotting. The on site office included in the model was used to house several workplace safety hazards that the user had to spot </text:p>
      <text:p text:style-name="P7"/>
      <text:p text:style-name="P6">Role / <text:span text:style-name="T10">Contribution</text:span></text:p>
      <text:p text:style-name="P7">Worked to produce many of the live scene elements and tools used to make the projects more realistic.</text:p>
      <text:p text:style-name="P7"/>
      <text:p text:style-name="P7">These included path finding systems for cars on the roads and editor tools for mass placement of builds and vegetation.</text:p>
      <text:p text:style-name="P7"/>
      <text:p text:style-name="P26"/>
      <text:p text:style-name="P20">Name</text:p>
      <text:p text:style-name="P18">Meerkat</text:p>
      <text:p text:style-name="P18"/>
      <text:p text:style-name="P21">Client</text:p>
      <text:p text:style-name="P18">Network Rail</text:p>
      <text:p text:style-name="P18"/>
      <text:p text:style-name="P19">Description / Delivery</text:p>
      <text:p text:style-name="P23"><text:span text:style-name="T12">The aim of this </text:span><text:span text:style-name="T13">project</text:span><text:span text:style-name="T12"> was to create a realis</text:span><text:span text:style-name="T14">tic</text:span><text:span text:style-name="T12"> recreation of a </text:span><text:span text:style-name="T15">rural level crossing site</text:span><text:span text:style-name="T12"> to </text:span><text:span text:style-name="T16">simulate the functions of the Meerkat early warning system. </text:span><text:span text:style-name="T17">The </text:span><text:span text:style-name="T18">main scene focuses around a heavily occluded crossing in which</text:span><text:span text:style-name="T17"> trains that would pass through at high speeds. </text:span></text:p>
      <text:p text:style-name="P27"/>
      <text:p text:style-name="P23"><text:span text:style-name="T19">The early warning system </text:span><text:span text:style-name="T20">is designed to detect the approaching trains and present audible and visual warnings to any nearby pedestrians. </text:span><text:span text:style-name="T21">The intended simulation had to match the look and feel of the real device </text:span><text:span text:style-name="T22">as well as immerse the user in the environment enough for them to not notice the incoming trains.</text:span></text:p>
      <text:p text:style-name="P28"/>
      <text:p text:style-name="P22"><text:span text:style-name="T36">R</text:span>ole / Contribution</text:p>
      <text:p text:style-name="P24"><text:span text:style-name="T11">The key role I played in the project was replicating the core functionality of the “Meerkat” device </text:span><text:span text:style-name="T23">in the scene. </text:span><text:span text:style-name="T24">This involved working closely with the team designing the system to </text:span><text:span text:style-name="T25">ensur</text:span><text:span text:style-name="T26">e key parameters wer</text:span><text:span text:style-name="T27">e accurately replicated, e.g. detection distances, audio and visual effects, </text:span><text:span text:style-name="T28">simulating defective parts, etc. </text:span></text:p>
      <text:p text:style-name="P29"/>
      <text:p text:style-name="P24"><text:span text:style-name="T29">In addition to this </text:span><text:span text:style-name="T30">I</text:span><text:span text:style-name="T28"> </text:span><text:span text:style-name="T31">also implemented the pedestrian system </text:span><text:span text:style-name="T32">that replicated </text:span><text:span text:style-name="T33">how members of the public would react to the different warning</text:span><text:span text:style-name="T34">s </text:span><text:span text:style-name="T35">compared to the lack of any device.</text:span></text:p>
      <text:p text:style-name="P30"/>
      <text:p text:style-name="P31"><text:span text:style-name="T37"/></text:p>
      <text:p text:style-name="P33"><text:span text:style-name="T37">Name</text:span></text:p>
      <text:p text:style-name="P13">Airport Baggage Handling</text:p>
      <text:p text:style-name="P9">Client</text:p>
      <text:p text:style-name="P14">Manchester and Bristol Airport</text:p>
      <text:p text:style-name="P9">Description / Delivery</text:p>
      <text:p text:style-name="P16"><text:span text:style-name="T2">The purpose of this project was to produce a prototype training application that would allow for airside crew to virtual </text:span><text:span text:style-name="T3">follow a passengers bag from check in to loading onto the plane. The application would present the user with several challengers / </text:span><text:span text:style-name="T4">tasks</text:span><text:span text:style-name="T3"> they had to over come involving clearing blockages on conveyor belt</text:span><text:span text:style-name="T5">s, correctly stacking bags into baggage carts, </text:span><text:span text:style-name="T6">safe driving practices around active planes, etc.</text:span></text:p>
      <text:p text:style-name="P17"><text:span text:style-name="T6">T</text:span><text:span text:style-name="T1">he piece also doubled as a visualisation for new airport </text:span><text:span text:style-name="T7">features and for detecting and previewing new measures that might need to be or had already been implemented due to </text:span><text:span text:style-name="T8">C</text:span><text:span text:style-name="T7">ovid 19.</text:span></text:p>
      <text:p text:style-name="P9">Role / Contribution</text:p>
      <text:p text:style-name="P11"/>
      <text:p text:style-name="P11"><text:span text:style-name="T37"/></text:p>
      <text:p text:style-name="P34"><text:span text:style-name="T37">Name</text:span></text:p>
      <text:p text:style-name="P12">Thermal Imaging Camera</text:p>
      <text:p text:style-name="P10">Client</text:p>
      <text:p text:style-name="P15">Birmingham International Airport</text:p>
      <text:p text:style-name="P10">Description / Delivery</text:p>
      <text:p text:style-name="P11">A</text:p>
      <text:p text:style-name="P10">Role / Contribution</text:p>
      <text:p text:style-name="P11">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07T22:43:51.850000000</dc:date>
    <meta:editing-duration>PT1H23M18S</meta:editing-duration>
    <meta:editing-cycles>97</meta:editing-cycles>
    <meta:document-statistic meta:table-count="0" meta:image-count="0" meta:object-count="0" meta:page-count="5" meta:paragraph-count="46" meta:word-count="567" meta:character-count="3410" meta:non-whitespace-character-count="2886"/>
  </office:meta>
</office:document-meta>
</file>